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9" table:default-cell-style-name="Default"/>
        <table:table-row table:style-name="ro1" table:number-rows-repeated="13">
          <table:table-cell table:number-columns-repeated="41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9" calcext:value-type="float">
            <text:p>9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"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office:value-type="float" office:value="7.98004987531172" calcext:value-type="float">
            <text:p>7.98004987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8004987531172" calcext:value-type="float">
            <text:p>0.7980049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98004987531172" calcext:value-type="float">
            <text:p>-0.798004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8004987531172" calcext:value-type="float">
            <text:p>0.7980049875</text:p>
          </table:table-cell>
          <table:table-cell office:value-type="float" office:value="0.897755610972569" calcext:value-type="float">
            <text:p>0.8977556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997506234413965" calcext:value-type="float">
            <text:p>0.099750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97506234414" calcext:value-type="float">
            <text:p>1.0099750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10224438902743" calcext:value-type="float">
            <text:p>-0.91022443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6402743142145" calcext:value-type="float">
            <text:p>-1.2640274314</text:p>
          </table:table-cell>
          <table:table-cell office:value-type="float" office:value="-0.0997506234413965" calcext:value-type="float">
            <text:p>-0.0997506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style-name="ce1"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style-name="ce1" table:formula="of:=-[.C17]" office:value-type="float" office:value="-9" calcext:value-type="float">
            <text:p>-9</text:p>
          </table:table-cell>
          <table:table-cell table:formula="of:=-(1/20)*[.C17]" office:value-type="float" office:value="-0.45" calcext:value-type="float">
            <text:p>-0.45</text:p>
          </table:table-cell>
          <table:table-cell table:style-name="ce1" table:formula="of:=[.C17]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[.C17]" office:value-type="float" office:value="9" calcext:value-type="float">
            <text:p>9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[.C17]"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[.C17]" office:value-type="float" office:value="-9" calcext:value-type="float">
            <text:p>-9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table:formula="of:=[.C26]" office:value-type="string" office:string-value="1,1" calcext:value-type="string">
            <text:p>1,1</text:p>
          </table:table-cell>
          <table:table-cell table:formula="of:=[.D26]" office:value-type="string" office:string-value="1,2" calcext:value-type="string">
            <text:p>1,2</text:p>
          </table:table-cell>
          <table:table-cell table:formula="of:=[.E26]" office:value-type="string" office:string-value="1,3" calcext:value-type="string">
            <text:p>1,3</text:p>
          </table:table-cell>
          <table:table-cell table:formula="of:=[.F26]" office:value-type="string" office:string-value="1,4" calcext:value-type="string">
            <text:p>1,4</text:p>
          </table:table-cell>
          <table:table-cell table:formula="of:=[.G26]" office:value-type="string" office:string-value="2,1" calcext:value-type="string">
            <text:p>2,1</text:p>
          </table:table-cell>
          <table:table-cell table:formula="of:=[.H26]" office:value-type="string" office:string-value="2,2" calcext:value-type="string">
            <text:p>2,2</text:p>
          </table:table-cell>
          <table:table-cell table:formula="of:=[.I26]" office:value-type="string" office:string-value="2,3" calcext:value-type="string">
            <text:p>2,3</text:p>
          </table:table-cell>
          <table:table-cell table:formula="of:=[.J26]" office:value-type="string" office:string-value="2,4" calcext:value-type="string">
            <text:p>2,4</text:p>
          </table:table-cell>
          <table:table-cell table:formula="of:=[.K26]" office:value-type="string" office:string-value="3,5" calcext:value-type="string">
            <text:p>3,5</text:p>
          </table:table-cell>
          <table:table-cell table:formula="of:=[.L26]" office:value-type="string" office:string-value="4,1" calcext:value-type="string">
            <text:p>4,1</text:p>
          </table:table-cell>
          <table:table-cell table:formula="of:=[.M26]" office:value-type="string" office:string-value="4,2" calcext:value-type="string">
            <text:p>4,2</text:p>
          </table:table-cell>
          <table:table-cell table:formula="of:=[.N26]" office:value-type="string" office:string-value="4,3" calcext:value-type="string">
            <text:p>4,3</text:p>
          </table:table-cell>
          <table:table-cell table:formula="of:=[.O26]" office:value-type="string" office:string-value="4,4" calcext:value-type="string">
            <text:p>4,4</text:p>
          </table:table-cell>
          <table:table-cell table:formula="of:=[.P26]" office:value-type="string" office:string-value="5,1" calcext:value-type="string">
            <text:p>5,1</text:p>
          </table:table-cell>
          <table:table-cell table:formula="of:=[.Q26]" office:value-type="string" office:string-value="5,2" calcext:value-type="string">
            <text:p>5,2</text:p>
          </table:table-cell>
          <table:table-cell table:formula="of:=[.R26]" office:value-type="string" office:string-value="5,3" calcext:value-type="string">
            <text:p>5,3</text:p>
          </table:table-cell>
          <table:table-cell table:formula="of:=[.S26]" office:value-type="string" office:string-value="5,4" calcext:value-type="string">
            <text:p>5,4</text:p>
          </table:table-cell>
          <table:table-cell table:formula="of:=[.T26]" office:value-type="string" office:string-value="6,5" calcext:value-type="string">
            <text:p>6,5</text:p>
          </table:table-cell>
          <table:table-cell table:formula="of:=[.U26]" office:value-type="string" office:string-value="7,5" calcext:value-type="string">
            <text:p>7,5</text:p>
          </table:table-cell>
          <table:table-cell table:formula="of:=[.V26]" office:value-type="string" office:string-value="8,1" calcext:value-type="string">
            <text:p>8,1</text:p>
          </table:table-cell>
          <table:table-cell table:formula="of:=[.W26]" office:value-type="string" office:string-value="8,2" calcext:value-type="string">
            <text:p>8,2</text:p>
          </table:table-cell>
          <table:table-cell table:formula="of:=[.X26]" office:value-type="string" office:string-value="8,3" calcext:value-type="string">
            <text:p>8,3</text:p>
          </table:table-cell>
          <table:table-cell table:formula="of:=[.Y26]" office:value-type="string" office:string-value="8,4" calcext:value-type="string">
            <text:p>8,4</text:p>
          </table:table-cell>
          <table:table-cell table:formula="of:=[.Z26]" office:value-type="string" office:string-value="9,1" calcext:value-type="string">
            <text:p>9,1</text:p>
          </table:table-cell>
          <table:table-cell table:formula="of:=[.AA26]" office:value-type="string" office:string-value="9,2" calcext:value-type="string">
            <text:p>9,2</text:p>
          </table:table-cell>
          <table:table-cell table:formula="of:=[.AB26]" office:value-type="string" office:string-value="9,3" calcext:value-type="string">
            <text:p>9,3</text:p>
          </table:table-cell>
          <table:table-cell table:formula="of:=[.AC26]" office:value-type="string" office:string-value="9,4" calcext:value-type="string">
            <text:p>9,4</text:p>
          </table:table-cell>
          <table:table-cell table:formula="of:=[.AD26]" office:value-type="string" office:string-value="10,1" calcext:value-type="string">
            <text:p>10,1</text:p>
          </table:table-cell>
          <table:table-cell table:formula="of:=[.AE26]" office:value-type="string" office:string-value="10,2" calcext:value-type="string">
            <text:p>10,2</text:p>
          </table:table-cell>
          <table:table-cell table:formula="of:=[.AF26]" office:value-type="string" office:string-value="10,3" calcext:value-type="string">
            <text:p>10,3</text:p>
          </table:table-cell>
          <table:table-cell table:formula="of:=[.AG26]" office:value-type="string" office:string-value="10,4" calcext:value-type="string">
            <text:p>10,4</text:p>
          </table:table-cell>
          <table:table-cell table:formula="of:=[.AH26]" office:value-type="string" office:string-value="11,1" calcext:value-type="string">
            <text:p>11,1</text:p>
          </table:table-cell>
          <table:table-cell table:formula="of:=[.AI26]" office:value-type="string" office:string-value="11,2" calcext:value-type="string">
            <text:p>11,2</text:p>
          </table:table-cell>
          <table:table-cell table:formula="of:=[.AJ26]" office:value-type="string" office:string-value="11,3" calcext:value-type="string">
            <text:p>11,3</text:p>
          </table:table-cell>
          <table:table-cell table:formula="of:=[.AK26]" office:value-type="string" office:string-value="11,4" calcext:value-type="string">
            <text:p>11,4</text:p>
          </table:table-cell>
          <table:table-cell table:formula="of:=[.AL26]" office:value-type="string" office:string-value="12,1" calcext:value-type="string">
            <text:p>12,1</text:p>
          </table:table-cell>
          <table:table-cell table:formula="of:=[.AM26]" office:value-type="string" office:string-value="12,2" calcext:value-type="string">
            <text:p>12,2</text:p>
          </table:table-cell>
          <table:table-cell table:formula="of:=[.AN26]" office:value-type="string" office:string-value="12,3" calcext:value-type="string">
            <text:p>12,3</text:p>
          </table:table-cell>
          <table:table-cell table:formula="of:=[.AO26]" office:value-type="string" office:string-value="12,4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Multiplied values: (Equate these with alphas)</text:p>
          </table:table-cell>
          <table:table-cell table:formula="of:=SUMPRODUCT([.C33:.AO33];[.C27:.AO27])" office:value-type="float" office:value="1.11022302462516E-016" calcext:value-type="float">
            <text:p>1.11022302462516E-016</text:p>
          </table:table-cell>
          <table:table-cell table:formula="of:=SUMPRODUCT([.C34:.AO34];[.C27:.AO27])" office:value-type="float" office:value="0" calcext:value-type="float">
            <text:p>0</text:p>
          </table:table-cell>
          <table:table-cell table:style-name="ce1" table:formula="of:=SUMPRODUCT([.C35:.AO35];[.C27:.AO27])" office:value-type="float" office:value="0" calcext:value-type="float">
            <text:p>0</text:p>
          </table:table-cell>
          <table:table-cell table:style-name="ce1" table:formula="of:=SUMPRODUCT([.C36:.AO36];[.C27:.AO27])" office:value-type="float" office:value="0" calcext:value-type="float">
            <text:p>0</text:p>
          </table:table-cell>
          <table:table-cell table:style-name="ce1" table:formula="of:=SUMPRODUCT([.C37:.AO37];[.C27:.AO27])" office:value-type="float" office:value="0" calcext:value-type="float">
            <text:p>0</text:p>
          </table:table-cell>
          <table:table-cell table:style-name="ce1" table:formula="of:=SUMPRODUCT([.C38:.AO38];[.C27:.AO27])" office:value-type="float" office:value="1.11022302462516E-016" calcext:value-type="float">
            <text:p>1.11022302462516E-016</text:p>
          </table:table-cell>
          <table:table-cell table:style-name="ce1" table:formula="of:=SUMPRODUCT([.C39:.AO39];[.C27:.AO27])" office:value-type="float" office:value="0" calcext:value-type="float">
            <text:p>0</text:p>
          </table:table-cell>
          <table:table-cell table:style-name="ce1" table:formula="of:=SUMPRODUCT([.C40:.AO40];[.C27:.AO27])" office:value-type="float" office:value="0" calcext:value-type="float">
            <text:p>0</text:p>
          </table:table-cell>
          <table:table-cell table:style-name="ce1" table:formula="of:=SUMPRODUCT([.C41:.AO41];[.C27:.AO27])" office:value-type="float" office:value="1" calcext:value-type="float">
            <text:p>1</text:p>
          </table:table-cell>
          <table:table-cell table:style-name="ce1" table:formula="of:=SUMPRODUCT([.C42:.AO42];[.C27:.AO27])" office:value-type="float" office:value="0" calcext:value-type="float">
            <text:p>0</text:p>
          </table:table-cell>
          <table:table-cell table:style-name="ce1" table:formula="of:=SUMPRODUCT([.C43:.AO43];[.C27:.AO27])" office:value-type="float" office:value="-1" calcext:value-type="float">
            <text:p>-1</text:p>
          </table:table-cell>
          <table:table-cell table:style-name="ce1" table:formula="of:=SUMPRODUCT([.C44:.AO44];[.C27:.AO2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7:.AO27];[.C28:.AO28])" office:value-type="float" office:value="-2.870713840399" calcext:value-type="float">
            <text:p>-2.8707138404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4:17:37.074846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6-03-11T15:10:05.991589636</dc:date>
    <meta:editing-duration>PT1H4M48S</meta:editing-duration>
    <meta:editing-cycles>3</meta:editing-cycles>
    <meta:generator>LibreOffice/4.4.6.3$Linux_X86_64 LibreOffice_project/40m0$Build-3</meta:generator>
    <meta:document-statistic meta:table-count="1" meta:cell-count="697" meta:object-count="0"/>
  </office:meta>
</office:document-meta>
</file>